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ddddd" draw:textarea-horizontal-align="justify" draw:textarea-vertical-align="middle" draw:auto-grow-height="false" fo:min-height="6.192cm" fo:min-width="3.741cm"/>
    </style:style>
    <style:style style:name="gr2" style:family="graphic" style:parent-style-name="standard">
      <style:graphic-properties svg:stroke-color="#333333" draw:fill-color="#dddddd" draw:textarea-horizontal-align="justify" draw:textarea-vertical-align="middle" draw:auto-grow-height="false" fo:min-height="1.014cm" fo:min-width="2.564cm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3.4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4.742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638cm" fo:min-width="3.388cm"/>
    </style:style>
    <style:style style:name="gr7" style:family="graphic" style:parent-style-name="standard">
      <style:graphic-properties svg:stroke-color="#333333" draw:fill-color="#dddddd" draw:textarea-horizontal-align="justify" draw:textarea-vertical-align="middle" draw:auto-grow-height="false" fo:min-height="1.466cm" fo:min-width="1.51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ott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333333" draw:fill-color="#dddddd" draw:textarea-horizontal-align="justify" draw:textarea-vertical-align="middle" draw:auto-grow-height="false" fo:min-height="1.193cm" fo:min-width="3.143cm"/>
    </style:style>
    <style:style style:name="gr11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5.241cm"/>
    </style:style>
    <style:style style:name="gr12" style:family="graphic" style:parent-style-name="standard">
      <style:graphic-properties svg:stroke-color="#333333" draw:fill-color="#dddddd" draw:textarea-horizontal-align="justify" draw:textarea-vertical-align="middle" draw:auto-grow-height="false" fo:min-height="1.194cm" fo:min-width="3.947cm"/>
    </style:style>
    <style:style style:name="P1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2" style:family="paragraph">
      <style:paragraph-properties fo:text-align="center"/>
      <style:text-properties fo:color="#1c1c1c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0% 100%"/>
    </style:style>
    <style:style style:name="P6" style:family="paragraph">
      <loext:graphic-properties draw:fill-color="#dddddd"/>
      <style:paragraph-properties fo:text-align="center"/>
      <style:text-properties fo:color="#1c1c1c" style:text-position="0% 100%" fo:font-size="22pt" style:font-size-asian="22pt" style:font-size-complex="22pt"/>
    </style:style>
    <style:style style:name="T1" style:family="text">
      <style:text-properties fo:color="#1c1c1c" style:font-name="Futura Book1" fo:font-size="22pt" style:font-size-asian="22pt" style:font-size-complex="22pt"/>
    </style:style>
    <style:style style:name="T2" style:family="text">
      <style:text-properties fo:color="#1c1c1c" style:text-position="-33% 58%" style:font-name="Futura Book1" fo:font-size="22pt" style:font-size-asian="22pt" style:font-size-complex="22pt"/>
    </style:style>
    <style:style style:name="T3" style:family="text">
      <style:text-properties fo:color="#1c1c1c" style:text-position="-33% 58%" style:font-name="Futura Book1" fo:font-size="22pt" fo:font-style="normal" style:text-underline-style="none" style:font-size-asian="22pt" style:font-style-asian="normal" style:font-size-complex="22pt" style:font-style-complex="normal"/>
    </style:style>
    <style:style style:name="T4" style:family="text">
      <style:text-properties fo:color="#1c1c1c" style:text-position="0% 100%" style:font-name="Futura Book1"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99cm" svg:height="6.9cm" svg:x="0.701cm" svg:y="3cm">
          <text:p text:style-name="P2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cm" svg:y="3.4cm">
          <text:p text:style-name="P2"><text:span text:style-name="T1">Token</text:span><text:span text:style-name="T2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cm" svg:y="1.9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.1cm" svg:y1="10.6cm" svg:x2="27.8cm" svg:y2="10.6cm">
          <text:p/>
        </draw:line>
        <draw:custom-shape draw:style-name="gr3" draw:text-style-name="P1" draw:layer="layout" svg:width="4.1cm" svg:height="1.6cm" svg:x="7.001cm" svg:y="3.801cm">
          <text:p text:style-name="P3"><text:span text:style-name="T1">Worker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1cm" svg:y="1.901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1cm" svg:y="7.701cm">
          <text:p text:style-name="P3"><text:span text:style-name="T1">Worker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2cm" svg:y="1.902cm">
          <text:p text:style-name="P3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7.002cm" svg:y="1.902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3cm" svg:y="3.803cm">
          <text:p text:style-name="P3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98cm" svg:height="1.6cm" svg:x="13.103cm" svg:y="7.703cm">
          <text:p text:style-name="P3"><text:span text:style-name="T1">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2cm" svg:height="3.2cm" svg:x="23.6cm" svg:y="4.1cm">
          <text:p text:style-name="P3"><text:span text:style-name="T1">Ergebnis</text:span></text:p>
          <text:p text:style-name="P3"><text:span text:style-name="T1">Bloom Filter</text:span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2cm" svg:height="1.9cm" svg:x="20cm" svg:y="4.6cm">
          <text:p text:style-name="P2"><text:span text:style-name="T1">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1.1cm" svg:y1="2.6cm" svg:x2="13.1cm" svg:y2="2.6cm">
          <text:p/>
        </draw:line>
        <draw:line draw:style-name="gr8" draw:text-style-name="P4" draw:layer="layout" svg:x1="11.1cm" svg:y1="4.5cm" svg:x2="13.1cm" svg:y2="4.5cm">
          <text:p/>
        </draw:line>
        <draw:line draw:style-name="gr8" draw:text-style-name="P4" draw:layer="layout" svg:x1="11.1cm" svg:y1="8.5cm" svg:x2="13.1cm" svg:y2="8.5cm">
          <text:p/>
        </draw:line>
        <draw:line draw:style-name="gr8" draw:text-style-name="P4" draw:layer="layout" svg:x1="18.5cm" svg:y1="2.6cm" svg:x2="20.1cm" svg:y2="4.8cm">
          <text:p/>
        </draw:line>
        <draw:line draw:style-name="gr8" draw:text-style-name="P4" draw:layer="layout" svg:x1="18.5cm" svg:y1="4.6cm" svg:x2="20cm" svg:y2="5.5cm">
          <text:p/>
        </draw:line>
        <draw:line draw:style-name="gr8" draw:text-style-name="P4" draw:layer="layout" svg:x1="18.5cm" svg:y1="8.6cm" svg:x2="20.2cm" svg:y2="6.4cm">
          <text:p/>
        </draw:line>
        <draw:line draw:style-name="gr8" draw:text-style-name="P4" draw:layer="layout" svg:x1="22.2cm" svg:y1="5.5cm" svg:x2="23.6cm" svg:y2="5.5cm">
          <text:p/>
        </draw:line>
        <draw:line draw:style-name="gr9" draw:text-style-name="P4" draw:layer="layout" svg:x1="8.8cm" svg:y1="5.9cm" svg:x2="8.8cm" svg:y2="7.4cm">
          <text:p/>
        </draw:line>
        <draw:line draw:style-name="gr9" draw:text-style-name="P4" draw:layer="layout" svg:x1="15.9cm" svg:y1="5.9cm" svg:x2="15.9cm" svg:y2="7.4cm">
          <text:p/>
        </draw:line>
        <draw:custom-shape draw:style-name="gr10" draw:text-style-name="P1" draw:layer="layout" svg:width="3.799cm" svg:height="1.599cm" svg:x="1.101cm" svg:y="0.301cm">
          <text:p text:style-name="P2"><text:span text:style-name="T1">Record</text:span><text:span text:style-name="T2">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1cm" svg:y="12.2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4.101cm">
          <text:p text:style-name="P3"><text:span text:style-name="T1">Worker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2.201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2cm" svg:y="18.001cm">
          <text:p text:style-name="P3"><text:span text:style-name="T1">Worker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2.202cm">
          <text:p text:style-name="P3"><text:span text:style-name="T1">Bloom Filter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14.703cm" svg:y="12.202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8.801cm" svg:y1="12.9cm" svg:x2="20.801cm" svg:y2="12.9cm">
          <text:p/>
        </draw:line>
        <draw:line draw:style-name="gr8" draw:text-style-name="P4" draw:layer="layout" svg:x1="18.801cm" svg:y1="14.8cm" svg:x2="20.801cm" svg:y2="14.8cm">
          <text:p/>
        </draw:line>
        <draw:line draw:style-name="gr8" draw:text-style-name="P4" draw:layer="layout" svg:x1="18.801cm" svg:y1="18.8cm" svg:x2="20.801cm" svg:y2="18.8cm">
          <text:p/>
        </draw:line>
        <draw:line draw:style-name="gr9" draw:text-style-name="P4" draw:layer="layout" svg:x1="16.501cm" svg:y1="16.2cm" svg:x2="16.501cm" svg:y2="17.7cm">
          <text:p/>
        </draw:line>
        <draw:line draw:style-name="gr9" draw:text-style-name="P4" draw:layer="layout" svg:x1="23.601cm" svg:y1="16.2cm" svg:x2="23.601cm" svg:y2="17.7cm">
          <text:p/>
        </draw:line>
        <draw:custom-shape draw:style-name="gr3" draw:text-style-name="P1" draw:layer="layout" svg:width="4.1cm" svg:height="1.6cm" svg:x="8.601cm" svg:y="12.201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8.602cm" svg:y="12.202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03cm" svg:height="1.6cm" svg:x="8.1cm" svg:y="12.203cm">
          <text:p text:style-name="P3"><text:span text:style-name="T1">Tokenlist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2.701cm" svg:y1="12.901cm" svg:x2="14.701cm" svg:y2="12.901cm">
          <text:p/>
        </draw:line>
        <draw:line draw:style-name="gr8" draw:text-style-name="P4" draw:layer="layout" svg:x1="12.701cm" svg:y1="14.801cm" svg:x2="14.701cm" svg:y2="14.801cm">
          <text:p/>
        </draw:line>
        <draw:line draw:style-name="gr8" draw:text-style-name="P4" draw:layer="layout" svg:x1="12.701cm" svg:y1="18.801cm" svg:x2="14.701cm" svg:y2="18.801cm">
          <text:p/>
        </draw:line>
        <draw:line draw:style-name="gr9" draw:text-style-name="P4" draw:layer="layout" svg:x1="10.201cm" svg:y1="16.201cm" svg:x2="10.201cm" svg:y2="17.701cm">
          <text:p/>
        </draw:line>
        <draw:custom-shape draw:style-name="gr3" draw:text-style-name="P1" draw:layer="layout" svg:width="4.1cm" svg:height="1.6cm" svg:x="2.001cm" svg:y="12.202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1cm" svg:height="1.6cm" svg:x="2.002cm" svg:y="14.103cm">
          <text:p text:style-name="P5"><text:span text:style-name="T4">Record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2cm" svg:y="12.203cm">
          <text:p text:style-name="P3"><text:span text:style-name="T1">Worker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2cm" svg:y="18.003cm">
          <text:p text:style-name="P3"><text:span text:style-name="T1">Record</text:span><text:span text:style-name="T3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cm" svg:height="1.6cm" svg:x="2.003cm" svg:y="12.204cm">
          <text:p text:style-name="P3"><text:span text:style-name="T1">Record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6.101cm" svg:y1="12.902cm" svg:x2="8.101cm" svg:y2="12.902cm">
          <text:p/>
        </draw:line>
        <draw:line draw:style-name="gr8" draw:text-style-name="P4" draw:layer="layout" svg:x1="6.101cm" svg:y1="14.802cm" svg:x2="8.101cm" svg:y2="14.802cm">
          <text:p/>
        </draw:line>
        <draw:line draw:style-name="gr8" draw:text-style-name="P4" draw:layer="layout" svg:x1="6.101cm" svg:y1="18.802cm" svg:x2="8.101cm" svg:y2="18.802cm">
          <text:p/>
        </draw:line>
        <draw:line draw:style-name="gr9" draw:text-style-name="P4" draw:layer="layout" svg:x1="3.801cm" svg:y1="16.202cm" svg:x2="3.801cm" svg:y2="17.702cm">
          <text:p/>
        </draw:line>
        <draw:custom-shape draw:style-name="gr12" draw:text-style-name="P1" draw:layer="layout" svg:width="4.603cm" svg:height="1.6cm" svg:x="8.1cm" svg:y="14.104cm">
          <text:p text:style-name="P3"><text:span text:style-name="T1">Tokenlist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03cm" svg:height="1.6cm" svg:x="8.1cm" svg:y="17.904cm">
          <text:p text:style-name="P3"><text:span text:style-name="T1">Tokenlist</text:span><text:span text:style-name="T3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4.103cm">
          <text:p text:style-name="P3"><text:span text:style-name="T1">Bloom Filter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897cm" svg:height="1.6cm" svg:x="20.803cm" svg:y="18.003cm">
          <text:p text:style-name="P3"><text:span text:style-name="T1">Bloom Filter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01cm" svg:y="5.001cm">
          <text:p text:style-name="P2"><text:span text:style-name="T1">Token</text:span><text:span text:style-name="T2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cm" svg:height="1.4cm" svg:x="1.401cm" svg:y="8.201cm">
          <text:p text:style-name="P2"><text:span text:style-name="T1">Token</text:span><text:span text:style-name="T2">x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3cm" svg:y1="6.7cm" svg:x2="3cm" svg:y2="7.9cm">
          <text:p/>
        </draw:line>
        <draw:line draw:style-name="gr8" draw:text-style-name="P4" draw:layer="layout" svg:x1="3cm" svg:y1="2cm" svg:x2="3cm" svg:y2="3cm">
          <text:p/>
        </draw:line>
        <draw:line draw:style-name="gr8" draw:text-style-name="P4" draw:layer="layout" svg:x1="4.6cm" svg:y1="4cm" svg:x2="6.9cm" svg:y2="2.7cm">
          <text:p/>
        </draw:line>
        <draw:line draw:style-name="gr8" draw:text-style-name="P4" draw:layer="layout" svg:x1="4.6cm" svg:y1="5.7cm" svg:x2="7cm" svg:y2="4.5cm">
          <text:p/>
        </draw:line>
        <draw:line draw:style-name="gr8" draw:text-style-name="P4" draw:layer="layout" svg:x1="4.6cm" svg:y1="8.9cm" svg:x2="7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3T20:55:33.689478120</dc:date>
    <meta:editing-duration>PT2H34M4S</meta:editing-duration>
    <meta:editing-cycles>26</meta:editing-cycles>
    <meta:generator>LibreOffice/5.1.4.2$Linux_X86_64 LibreOffice_project/10m0$Build-2</meta:generator>
    <meta:document-statistic meta:object-count="61"/>
  </office:meta>
</office:document-meta>
</file>